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cm" fo:margin-bottom="0.499cm"/>
      <style:text-properties style:font-name="Arial1"/>
    </style:style>
    <style:style style:name="P5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2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3" style:family="paragraph" style:parent-style-name="Categoria">
      <style:text-properties fo:font-size="15pt" style:font-size-asian="15pt" style:font-size-complex="15pt" style:text-scale="80%"/>
    </style:style>
    <style:style style:name="P14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5" style:family="paragraph" style:parent-style-name="Categoria">
      <style:text-properties fo:font-size="6pt" style:font-size-asian="5.25pt" style:font-size-complex="6pt" style:text-scale="80%"/>
    </style:style>
    <style:style style:name="P16" style:family="paragraph" style:parent-style-name="Categoria">
      <style:text-properties style:font-name="Arial1" fo:font-size="15pt" style:font-size-asian="15pt" style:font-size-complex="15pt" style:text-scale="80%"/>
    </style:style>
    <style:style style:name="P17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8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19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0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 style:list-style-name="L2">
      <style:paragraph-properties fo:text-align="start" style:justify-single-word="false"/>
    </style:style>
    <style:style style:name="P22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style:font-name="Arial1" fo:font-size="5pt" style:font-size-asian="4.34999990463257pt" style:font-size-complex="5pt"/>
    </style:style>
    <style:style style:name="P25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size="11pt" fo:font-style="normal" style:font-size-asian="11pt" style:font-style-asian="normal" style:font-size-complex="11pt" style:font-style-complex="normal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urriculum Vitae<text:line-break/><text:span text:style-name="T12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Rua Veador Porto, 104, apt. 204</text:p>
            <text:p text:style-name="P9">Santana</text:p>
            <text:p text:style-name="P9">Porto Alegre – RS</text:p>
            <text:p text:style-name="P9">90610-200</text:p>
          </table:table-cell>
          <table:table-cell table:style-name="Tabela2.A1" office:value-type="string">
            <text:p text:style-name="P10">carlos.bezerra@inf.ufrgs.br</text:p>
            <text:p text:style-name="P10">(51) 8406 5986</text:p>
            <text:p text:style-name="P10">(51) 3013 3616</text:p>
          </table:table-cell>
        </table:table-row>
      </table:table>
      <text:p text:style-name="P12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/>
            <text:p text:style-name="P16">University Education</text:p>
          </table:table-cell>
          <table:table-cell table:style-name="Tabela1.A1" office:value-type="string">
            <text:list xml:id="list180456071" text:style-name="L2">
              <text:list-header>
                <text:p text:style-name="P18"/>
              </text:list-header>
              <text:list-item>
                <text:p text:style-name="P21"><text:span text:style-name="T14">PhD candidate in Computer Science, UFRGS</text:span><text:line-break/><text:span text:style-name="T16">Started in 2009. Expected conclusion in 2013</text:span><text:span text:style-name="T4"><text:line-break/></text:span><text:span text:style-name="T11"> </text:span></text:p>
              </text:list-item>
              <text:list-item>
                <text:p text:style-name="P21"><text:span text:style-name="T3">Master in Computer Science, UFRGS</text:span><text:line-break/><text:span text:style-name="T16">Started in 2007. Concluded in 2009. Research area: distributed systems.<text:line-break/>Work title: “Lidando com recursos escassos e heterogêneos em um sistema distribuído atuando como servidor de MMOG” </text:span><text:span text:style-name="T19">(</text:span><text:span text:style-name="T20">in english:</text:span><text:span text:style-name="T16"> Dealing with scarce and heterogeneous resources in a geographically distributed MMOG server system</text:span><text:span text:style-name="T21">)</text:span><text:span text:style-name="T16"><text:line-break/>Advsior: Prof. Dr. Cláudio Fernando Resin Geyer</text:span><text:span text:style-name="T4"><text:line-break/></text:span><text:span text:style-name="T11"> </text:span></text:p>
              </text:list-item>
              <text:list-item>
                <text:p text:style-name="P21"><text:span text:style-name="T3">Bachelor in Computer Science, UFBA</text:span><text:line-break/><text:span text:style-name="T16">Started in 2002. Concluded in 2007.<text:line-break/>Work title: “QoS para jogos multijogador em redes IEEE 802.11”<text:line-break/></text:span><text:span text:style-name="T21">(</text:span><text:span text:style-name="T20">in english:</text:span><text:span text:style-name="T17"> QoS for multiplayer games in IEEE 802.11 networks)<text:line-break/>Advisor: Prof. Dr. George Marconi de Araújo Lima</text:span></text:p>
                <text:p text:style-name="P18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5"/>
            <text:p text:style-name="P13">Foreign Languages</text:p>
          </table:table-cell>
          <table:table-cell table:style-name="Tabela1.A2" office:value-type="string">
            <text:list xml:id="list1008954622" text:continue-numbering="true" text:style-name="L2">
              <text:list-header>
                <text:p text:style-name="P18"/>
              </text:list-header>
              <text:list-item>
                <text:p text:style-name="P20"><text:span text:style-name="T1">German</text:span> (basic) – german course: <text:span text:style-name="T2">Alles Gute!</text:span>.</text:p>
              </text:list-item>
              <text:list-item>
                <text:p text:style-name="P20"><text:span text:style-name="T1">French</text:span> (basic) – course attended at the <text:span text:style-name="T2">Alliance Française</text:span>.</text:p>
              </text:list-item>
              <text:list-item>
                <text:p text:style-name="P20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20"><text:span text:style-name="T1">English</text:span> (fluent) – knowledge acquired as a self-teacher and by frequently using the language</text:p>
              </text:list-item>
            </text:list>
            <text:p text:style-name="P5"/>
          </table:table-cell>
        </table:table-row>
        <table:table-row>
          <table:table-cell table:style-name="Tabela1.A2" office:value-type="string">
            <text:p text:style-name="P15"/>
            <text:p text:style-name="P13">Professional Experience</text:p>
          </table:table-cell>
          <table:table-cell table:style-name="Tabela1.A2" office:value-type="string">
            <text:list xml:id="list74660325" text:continue-numbering="true" text:style-name="L2">
              <text:list-header>
                <text:p text:style-name="P18"/>
              </text:list-header>
              <text:list-item>
                <text:p text:style-name="P21"><text:span text:style-name="T13">2007 – </text:span><text:span text:style-name="T3">P2PSE project - UFRGS</text:span><text:span text:style-name="T1"><text:line-break/></text:span><text:span text:style-name="T16">Development (with C++) of the support for multiple servers in the </text:span><text:span text:style-name="T20">P2PSE</text:span><text:span text:style-name="T16"> library for massively multiplayer online games.</text:span><text:span text:style-name="T4"><text:line-break/></text:span><text:span text:style-name="T11"> </text:span></text:p>
              </text:list-item>
              <text:list-item>
                <text:p text:style-name="P21"><text:span text:style-name="T13">2006 – </text:span><text:span text:style-name="T3">Interactive Digital Entertainment</text:span><text:span text:style-name="T1"><text:line-break/></text:span><text:span text:style-name="T16">Development (with C++) of the game </text:span><text:span text:style-name="T20">We Are The Champignons,</text:span><text:span text:style-name="T16"> with the </text:span><text:span text:style-name="T20">InGE</text:span><text:span text:style-name="T16"> game engine.</text:span><text:span text:style-name="T4"><text:line-break/></text:span><text:span text:style-name="T11"> </text:span></text:p>
              </text:list-item>
              <text:list-item>
                <text:p text:style-name="P21"><text:span text:style-name="T13">2006 – </text:span><text:span text:style-name="T3">Interactive Digital Entertainment</text:span><text:span text:style-name="T1"><text:line-break/></text:span><text:span text:style-name="T17">Development (with C and C++) of the network module of the </text:span><text:span text:style-name="T20">InGE</text:span><text:span text:style-name="T17"> game engine, using XML and SDL (simple directmedia layer).</text:span><text:span text:style-name="T5"><text:line-break/></text:span><text:span text:style-name="T11"> </text:span></text:p>
              </text:list-item>
              <text:list-item>
                <text:p text:style-name="P21"><text:span text:style-name="T13">2006 – </text:span><text:span text:style-name="T3">CPD, UFBa</text:span><text:span text:style-name="T1"><text:line-break/></text:span><text:span text:style-name="T17">Web development, with Java, Struts, Hibernate and PostgreSQL.</text:span><text:span text:style-name="T5"><text:line-break/></text:span><text:span text:style-name="T11"> </text:span></text:p>
              </text:list-item>
              <text:list-item>
                <text:p text:style-name="P21"><text:span text:style-name="T15">2005 – </text:span><text:span text:style-name="T3">Jabil Circuit</text:span><text:span text:style-name="T1"><text:line-break/></text:span><text:span text:style-name="T17">Programming with VB, VB.net and Microsoft SQL Server, along with research on IEEE 802.11 wireless networks.</text:span></text:p>
                <text:p text:style-name="P19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4">List of Publications</text:p>
          </table:table-cell>
          <table:table-cell table:style-name="Tabela1.A2" office:value-type="string">
            <text:p text:style-name="P23">2009</text:p>
            <text:p text:style-name="P3"/>
            <text:p text:style-name="P4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 (to appear)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4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2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8">G<text:line-break/></text:span><text:span text:style-name="T9">(</text:span><text:span text:style-name="T10">in english:</text:span><text:span text:style-name="T9"> Dealing with scarce and heterogeneous resources in a geographically distributed MMOG server system</text:span><text:span text:style-name="T10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24"/>
            <text:p text:style-name="P1"/>
            <text:p text:style-name="P22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24"/>
            <text:p text:style-name="P1"/>
            <text:p text:style-name="P22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2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24"/>
            <text:p text:style-name="P1"/>
            <text:p text:style-name="P22">2006</text:p>
            <text:p text:style-name="P1"/>
            <text:p text:style-name="P1">BEZERRA, Carlos E. B.; LIMA, George M. A.;<text:line-break/><text:span text:style-name="T1">QoS para Jogos Multijogador em Redes </text:span><text:span text:style-name="T8">IEEE 802.11<text:line-break/>(in english: </text:span><text:span text:style-name="T9">QoS for Multiplayer Games in IEEE 802.11 </text:span><text:span text:style-name="T10">Networks)</text:span><text:span text:style-name="T7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1251061971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22T18:00:30</dc:date>
    <meta:print-date>2008-06-04T16:53:27</meta:print-date>
    <dc:language>pt-BR</dc:language>
    <meta:editing-cycles>58</meta:editing-cycles>
    <meta:editing-duration>PT08H03M29S</meta:editing-duration>
    <meta:document-statistic meta:table-count="3" meta:image-count="0" meta:object-count="0" meta:page-count="2" meta:paragraph-count="55" meta:word-count="1136" meta:character-count="7409"/>
    <meta:user-defined meta:name="Info 1"/>
    <meta:user-defined meta:name="Info 2"/>
    <meta:user-defined meta:name="Info 3"/>
    <meta:user-defined meta:name="Info 4"/>
  </office:meta>
</office:document-meta>
</file>